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37in"/>
    </style:style>
    <style:style style:name="co2" style:family="table-column">
      <style:table-column-properties fo:break-before="auto" style:column-width="2.0717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3874in"/>
    </style:style>
    <style:style style:name="co5" style:family="table-column">
      <style:table-column-properties fo:break-before="auto" style:column-width="1.5953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1.2299in"/>
    </style:style>
    <style:style style:name="co8" style:family="table-column">
      <style:table-column-properties fo:break-before="auto" style:column-width="0.672in"/>
    </style:style>
    <style:style style:name="co9" style:family="table-column">
      <style:table-column-properties fo:break-before="auto" style:column-width="0.720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209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4165in" fo:break-before="auto" style:use-optimal-row-height="false"/>
    </style:style>
    <style:style style:name="ta1" style:family="table" style:master-page-name="PageStyle_5f_Position_20_Size_20_Calc.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ffff00" style:diagonal-bl-tr="none" style:diagonal-tl-br="none" style:text-align-source="value-type" style:repeat-content="false" fo:wrap-option="no-wrap" fo:border-left="0.0555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no-wrap" fo:border="0.0555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fff00" style:diagonal-bl-tr="none" style:diagonal-tl-br="none" style:text-align-source="value-type" style:repeat-content="false" fo:wrap-option="no-wrap" fo:border-left="0.0555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5" style:family="table-cell" style:parent-style-name="Excel_20_Built-in_20_Normal">
      <style:table-cell-properties fo:border-bottom="none" fo:background-color="#ffff00" style:diagonal-bl-tr="none" style:diagonal-tl-br="none" fo:border-left="0.0555in solid #000000" fo:border-right="none" style:rotation-align="none" fo:border-top="none"/>
    </style:style>
    <style:style style:name="ce6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0.0555in solid #000000" style:direction="ltr" fo:border-right="0.0555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f2f2f2" style:diagonal-bl-tr="none" style:diagonal-tl-br="none" style:text-align-source="value-type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fo:background-color="#f2f2f2" style:diagonal-bl-tr="none" style:diagonal-tl-br="none" style:text-align-source="value-type" style:repeat-content="false" fo:wrap-option="wrap" fo:border-left="0.0555in solid #000000" style:direction="ltr" fo:border-right="0.0555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555in solid #000000" fo:background-color="#f2f2f2" style:diagonal-bl-tr="none" style:diagonal-tl-br="none" style:text-align-source="value-type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555in solid #000000" fo:background-color="#00b0f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12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 style:data-style-name="N116">
      <style:table-cell-properties fo:border-bottom="0.0346in solid #000000" fo:background-color="#ff0000" style:diagonal-bl-tr="none" style:diagonal-tl-br="none" style:text-align-source="value-type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 style:data-style-name="N116">
      <style:table-cell-properties fo:border-bottom="0.0346in solid #000000" fo:background-color="#f2f2f2" style:diagonal-bl-tr="none" style:diagonal-tl-br="none" style:text-align-source="value-type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 style:data-style-name="N8011">
      <style:table-cell-properties fo:border-bottom="0.0346in solid #000000" fo:background-color="#ff0000" style:diagonal-bl-tr="none" style:diagonal-tl-br="none" style:text-align-source="value-type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 style:data-style-name="N8011">
      <style:table-cell-properties fo:border-bottom="0.0346in solid #000000" fo:background-color="#f2f2f2" style:diagonal-bl-tr="none" style:diagonal-tl-br="none" style:text-align-source="value-type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ackground-color="#ffff00" style:diagonal-bl-tr="none" style:diagonal-tl-br="none" style:rotation-align="none"/>
    </style:style>
    <style:style style:name="ce18" style:family="table-cell" style:parent-style-name="Excel_20_Built-in_20_Normal" style:data-style-name="N8001">
      <style:table-cell-properties fo:border-bottom="0.0346in solid #000000" fo:background-color="#00b050" style:diagonal-bl-tr="none" style:diagonal-tl-br="none" style:text-align-source="value-type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2f2f2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f2f2f2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555in solid #000000" fo:background-color="#f2f2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555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6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ffff00"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Excel_20_Built-in_20_Normal">
      <style:table-cell-properties fo:border-bottom="0.0346in solid #000000" fo:background-color="#f2f2f2" style:diagonal-bl-tr="none" style:diagonal-tl-br="none" style:text-align-source="value-type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Excel_20_Built-in_20_Normal" style:data-style-name="N8000">
      <style:table-cell-properties fo:background-color="#ffff00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555in solid #000000" fo:background-color="#00b0f0" style:diagonal-bl-tr="none" style:diagonal-tl-br="none" style:text-align-source="fix" style:repeat-content="false" fo:wrap-option="no-wrap" fo:border-left="0.0138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30pt" fo:font-style="normal" fo:text-shadow="none" style:text-underline-style="none" fo:font-weight="bold" style:font-size-asian="30pt" style:font-style-asian="normal" style:font-weight-asian="bold" style:font-name-complex="Calibri" style:font-size-complex="30pt" style:font-style-complex="normal" style:font-weight-complex="bold"/>
    </style:style>
    <style:style style:name="ce33" style:family="table-cell" style:parent-style-name="Excel_20_Built-in_20_Normal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0555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34" style:family="table-cell" style:parent-style-name="Excel_20_Built-in_20_Normal">
      <style:table-cell-properties fo:border-bottom="none" fo:background-color="#ffff00" style:diagonal-bl-tr="none" style:diagonal-tl-br="none" fo:border-left="none" fo:border-right="0.0555in solid #000000" style:rotation-align="none" fo:border-top="none"/>
    </style:style>
    <style:style style:name="ce35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0.0555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f2f2f2" style:diagonal-bl-tr="none" style:diagonal-tl-br="none" style:text-align-source="value-type" style:repeat-content="false" fo:wrap-option="no-wrap" fo:border-left="none" style:direction="ltr" fo:border-right="0.0555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f2f2f2" style:diagonal-bl-tr="none" style:diagonal-tl-br="none" style:text-align-source="value-type" style:repeat-content="false" fo:wrap-option="wrap" fo:border-left="none" style:direction="ltr" fo:border-right="0.0555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555in solid #000000" fo:background-color="#f2f2f2" style:diagonal-bl-tr="none" style:diagonal-tl-br="none" style:text-align-source="value-type" style:repeat-content="false" fo:wrap-option="no-wrap" fo:border-left="none" style:direction="ltr" fo:border-right="0.0555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1" style:family="table-cell" style:parent-style-name="Excel_20_Built-in_20_Normal">
      <style:table-cell-properties fo:background-color="transparent"/>
    </style:style>
    <style:style style:name="ce42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Excel_20_Built-in_20_Normal" style:data-style-name="N8011">
      <style:table-cell-properties fo:border-bottom="0.0138in solid #000000" fo:background-color="#ffff00" style:diagonal-bl-tr="none" style:diagonal-tl-br="none" style:text-align-source="value-type" style:repeat-content="false" fo:wrap-option="no-wrap" fo:border-left="0.0555in solid #000000" style:direction="ltr" fo:border-right="0.0346in solid #000000" style:rotation-angle="0" style:rotation-align="none" style:shrink-to-fit="false" fo:border-top="0.0555in solid #000000" style:vertical-align="bottom"/>
      <style:paragraph-properties fo:margin-left="0in" style:writing-mode="page"/>
    </style:style>
    <style:style style:name="ce44" style:family="table-cell" style:parent-style-name="Excel_20_Built-in_20_Normal" style:data-style-name="N8011">
      <style:table-cell-properties fo:border-bottom="0.0138in solid #000000" fo:background-color="#ffff00" style:diagonal-bl-tr="none" style:diagonal-tl-br="none" fo:border-left="0.0555in solid #000000" fo:border-right="0.0346in solid #000000" style:rotation-align="none" fo:border-top="0.0138in solid #000000"/>
    </style:style>
    <style:style style:name="ce45" style:family="table-cell" style:parent-style-name="Excel_20_Built-in_20_Normal" style:data-style-name="N8011">
      <style:table-cell-properties fo:border-bottom="0.0555in solid #000000" fo:background-color="#ffff00" style:diagonal-bl-tr="none" style:diagonal-tl-br="none" fo:border-left="0.0555in solid #000000" fo:border-right="0.0346in solid #000000" style:rotation-align="none" fo:border-top="0.0138in solid #000000"/>
    </style:style>
    <style:style style:name="ce46" style:family="table-cell" style:parent-style-name="Excel_20_Built-in_20_Normal">
      <style:table-cell-properties fo:border-bottom="0.0555in solid #000000" fo:background-color="#00b0f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Excel_20_Built-in_20_Normal" style:data-style-name="N116">
      <style:table-cell-properties fo:border-bottom="0.0138in solid #000000" fo:background-color="#ffff00" style:diagonal-bl-tr="none" style:diagonal-tl-br="none" style:text-align-source="value-type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bottom"/>
      <style:paragraph-properties fo:margin-left="0in" style:writing-mode="page"/>
    </style:style>
    <style:style style:name="ce48" style:family="table-cell" style:parent-style-name="Excel_20_Built-in_20_Normal" style:data-style-name="N116">
      <style:table-cell-properties fo:border-bottom="0.0138in solid #000000" fo:background-color="#ffff00" style:diagonal-bl-tr="none" style:diagonal-tl-br="none" style:text-align-source="value-type" style:repeat-content="false" fo:wrap-option="no-wrap" fo:border-left="none" style:direction="ltr" fo:border-right="0.0555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49" style:family="table-cell" style:parent-style-name="Excel_20_Built-in_20_Normal" style:data-style-name="N116">
      <style:table-cell-properties fo:border-bottom="0.0555in solid #000000" fo:background-color="#ffff00" style:diagonal-bl-tr="none" style:diagonal-tl-br="none" style:text-align-source="value-type" style:repeat-content="false" fo:wrap-option="no-wrap" fo:border-left="none" style:direction="ltr" fo:border-right="0.0555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T1" style:family="text">
      <style:text-properties fo:color="#c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sition Size Calc.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8" table:number-columns-repeated="1012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9" table:number-rows-spanned="1">
            <text:p>Position Size Caculator</text:p>
          </table:table-cell>
          <table:covered-table-cell table:number-columns-repeated="7" table:style-name="ce11"/>
          <table:covered-table-cell table:style-name="ce32"/>
          <table:table-cell table:style-name="ce40"/>
          <table:table-cell table:style-name="ce42" office:value-type="string" table:number-columns-spanned="2" table:number-rows-spanned="1">
            <text:p>Stop Loss Reference %</text:p>
          </table:table-cell>
          <table:covered-table-cell table:style-name="ce46"/>
          <table:table-cell table:number-columns-repeated="1011"/>
        </table:table-row>
        <table:table-row table:style-name="ro3">
          <table:table-cell/>
          <table:table-cell table:style-name="ce2"/>
          <table:table-cell table:style-name="ce12" table:number-columns-repeated="7"/>
          <table:table-cell table:style-name="ce33"/>
          <table:table-cell table:style-name="ce40"/>
          <table:table-cell table:style-name="ce43" office:value-type="percentage" office:value="0.01">
            <text:p>1.00%</text:p>
          </table:table-cell>
          <table:table-cell table:style-name="ce47" table:formula="of:=[.I5]-([.I5]*[.L3])" office:value-type="float" office:value="12.2958">
            <text:p>$12.30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Account Size</text:p>
          </table:table-cell>
          <table:table-cell table:style-name="ce13" office:value-type="float" office:value="2500">
            <text:p>$2,500.00</text:p>
          </table:table-cell>
          <table:table-cell table:style-name="ce12"/>
          <table:table-cell table:style-name="ce3" office:value-type="string">
            <text:p>Profit Per Share</text:p>
          </table:table-cell>
          <table:table-cell table:style-name="ce14" table:formula="of:=[.I4]-[.I5]" office:value-type="float" office:value="0.24">
            <text:p>$0.24</text:p>
          </table:table-cell>
          <table:table-cell table:style-name="ce17"/>
          <table:table-cell table:style-name="ce3" office:value-type="string">
            <text:p>Target Price</text:p>
          </table:table-cell>
          <table:table-cell table:style-name="ce13" office:value-type="float" office:value="12.66">
            <text:p>$12.66</text:p>
          </table:table-cell>
          <table:table-cell table:style-name="ce34"/>
          <table:table-cell table:style-name="ce41"/>
          <table:table-cell table:style-name="ce44" office:value-type="percentage" office:value="0.02">
            <text:p>2.00%</text:p>
          </table:table-cell>
          <table:table-cell table:style-name="ce48" table:formula="of:=[.I5]-([.I5]*[.L4])" office:value-type="float" office:value="12.1716">
            <text:p>$12.17</text:p>
          </table:table-cell>
          <table:table-cell table:number-columns-repeated="1011"/>
        </table:table-row>
        <table:table-row table:style-name="ro3">
          <table:table-cell/>
          <table:table-cell table:style-name="ce2"/>
          <table:table-cell table:style-name="ce12" table:number-columns-repeated="2"/>
          <table:table-cell table:style-name="ce24"/>
          <table:table-cell table:style-name="ce12"/>
          <table:table-cell table:style-name="ce17"/>
          <table:table-cell table:style-name="ce3" office:value-type="string">
            <text:p>Entry Price</text:p>
          </table:table-cell>
          <table:table-cell table:style-name="ce13" office:value-type="float" office:value="12.42">
            <text:p>$12.42</text:p>
          </table:table-cell>
          <table:table-cell table:style-name="ce34"/>
          <table:table-cell table:style-name="ce41"/>
          <table:table-cell table:style-name="ce44" office:value-type="percentage" office:value="0.025">
            <text:p>2.50%</text:p>
          </table:table-cell>
          <table:table-cell table:style-name="ce48" table:formula="of:=[.I5]-([.I5]*[.L5])" office:value-type="float" office:value="12.1095">
            <text:p>$12.11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Risk Per Trade $</text:p>
          </table:table-cell>
          <table:table-cell table:style-name="ce14" table:formula="of:=[.C4]*[.C7]" office:value-type="float" office:value="25">
            <text:p>$25.00</text:p>
          </table:table-cell>
          <table:table-cell table:style-name="ce12"/>
          <table:table-cell table:style-name="ce3" office:value-type="string">
            <text:p>Stop Loss Per Share</text:p>
          </table:table-cell>
          <table:table-cell table:style-name="ce14" table:formula="of:=[.I5]-[.I6]" office:value-type="float" office:value="0.119999999999999">
            <text:p>$0.12</text:p>
          </table:table-cell>
          <table:table-cell table:style-name="ce17"/>
          <table:table-cell table:style-name="ce3" office:value-type="string">
            <text:p>Stop Loss Price</text:p>
          </table:table-cell>
          <table:table-cell table:style-name="ce13" office:value-type="float" office:value="12.3">
            <text:p>$12.30</text:p>
          </table:table-cell>
          <table:table-cell table:style-name="ce34"/>
          <table:table-cell table:style-name="ce41"/>
          <table:table-cell table:style-name="ce44" office:value-type="percentage" office:value="0.03">
            <text:p>3.00%</text:p>
          </table:table-cell>
          <table:table-cell table:style-name="ce48" table:formula="of:=[.I5]-([.I5]*[.L6])" office:value-type="float" office:value="12.0474">
            <text:p>$12.05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Risk Per Trade %</text:p>
          </table:table-cell>
          <table:table-cell table:style-name="ce15" office:value-type="percentage" office:value="0.01">
            <text:p>1.00%</text:p>
          </table:table-cell>
          <table:table-cell table:style-name="ce12"/>
          <table:table-cell table:style-name="ce24"/>
          <table:table-cell table:style-name="ce12" table:number-columns-repeated="2"/>
          <table:table-cell table:style-name="ce30" office:value-type="string" table:number-columns-spanned="2" table:number-rows-spanned="1">
            <text:p>(STICK TO YOUR STOP LOSS)</text:p>
          </table:table-cell>
          <table:covered-table-cell table:style-name="ce31"/>
          <table:table-cell table:style-name="ce34"/>
          <table:table-cell table:style-name="ce41"/>
          <table:table-cell table:style-name="ce44" office:value-type="percentage" office:value="0.04">
            <text:p>4.00%</text:p>
          </table:table-cell>
          <table:table-cell table:style-name="ce48" table:formula="of:=[.I5]-([.I5]*[.L7])" office:value-type="float" office:value="11.9232">
            <text:p>$11.92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>
            <text:p>(Example: 1%, 2%, 3%)</text:p>
          </table:table-cell>
          <table:table-cell table:style-name="ce12" table:number-columns-repeated="2"/>
          <table:table-cell table:style-name="ce3" office:value-type="string">
            <text:p>Return Risk Ratio</text:p>
          </table:table-cell>
          <table:table-cell table:style-name="ce28" table:formula="of:=[.F4]/[.F6]" office:value-type="float" office:value="2.00000000000001">
            <text:p>2</text:p>
          </table:table-cell>
          <table:table-cell table:style-name="ce12" table:number-columns-repeated="3"/>
          <table:table-cell table:style-name="ce34"/>
          <table:table-cell table:style-name="ce41"/>
          <table:table-cell table:style-name="ce44" office:value-type="percentage" office:value="0.05">
            <text:p>5.00%</text:p>
          </table:table-cell>
          <table:table-cell table:style-name="ce48" table:formula="of:=[.I5]-([.I5]*[.L8])" office:value-type="float" office:value="11.799">
            <text:p>$11.80</text:p>
          </table:table-cell>
          <table:table-cell table:number-columns-repeated="1011"/>
        </table:table-row>
        <table:table-row table:style-name="ro3">
          <table:table-cell/>
          <table:table-cell table:style-name="ce2"/>
          <table:table-cell table:style-name="ce12" table:number-columns-repeated="2"/>
          <table:table-cell table:style-name="ce25" office:value-type="string">
            <text:p>(You want at least 2)</text:p>
          </table:table-cell>
          <table:table-cell table:style-name="ce12" table:number-columns-repeated="4"/>
          <table:table-cell table:style-name="ce33"/>
          <table:table-cell table:style-name="ce40"/>
          <table:table-cell table:style-name="ce44" office:value-type="percentage" office:value="0.06">
            <text:p>6.00%</text:p>
          </table:table-cell>
          <table:table-cell table:style-name="ce48" table:formula="of:=[.I5]-([.I5]*[.L9])" office:value-type="float" office:value="11.6748">
            <text:p>$11.67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Return on Account Size $</text:p>
          </table:table-cell>
          <table:table-cell table:style-name="ce14" table:formula="of:=[.C4]*[.C11]" office:value-type="float" office:value="50.0000000000004">
            <text:p>$50.00</text:p>
          </table:table-cell>
          <table:table-cell table:style-name="ce12"/>
          <table:table-cell table:style-name="ce24"/>
          <table:table-cell table:style-name="ce29"/>
          <table:table-cell table:style-name="ce12" table:number-columns-repeated="3"/>
          <table:table-cell table:style-name="ce33"/>
          <table:table-cell table:style-name="ce40"/>
          <table:table-cell table:style-name="ce44" office:value-type="percentage" office:value="0.07">
            <text:p>7.00%</text:p>
          </table:table-cell>
          <table:table-cell table:style-name="ce48" table:formula="of:=[.I5]-([.I5]*[.L10])" office:value-type="float" office:value="11.5506">
            <text:p>$11.55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Return on Account Size %</text:p>
          </table:table-cell>
          <table:table-cell table:style-name="ce16" table:formula="of:=[.F8]*[.C7]" office:value-type="percentage" office:value="0.0200000000000001">
            <text:p>2.00%</text:p>
          </table:table-cell>
          <table:table-cell table:style-name="ce12"/>
          <table:table-cell table:style-name="ce26"/>
          <table:table-cell table:style-name="ce12" table:number-columns-repeated="4"/>
          <table:table-cell table:style-name="ce33"/>
          <table:table-cell table:style-name="ce40"/>
          <table:table-cell table:style-name="ce44" office:value-type="percentage" office:value="0.08">
            <text:p>8.00%</text:p>
          </table:table-cell>
          <table:table-cell table:style-name="ce48" table:formula="of:=[.I5]-([.I5]*[.L11])" office:value-type="float" office:value="11.4264">
            <text:p>$11.43</text:p>
          </table:table-cell>
          <table:table-cell table:number-columns-repeated="1011"/>
        </table:table-row>
        <table:table-row table:style-name="ro3">
          <table:table-cell/>
          <table:table-cell table:style-name="ce4" office:value-type="string">
            <text:p>(If Target Price Is Met)</text:p>
          </table:table-cell>
          <table:table-cell table:style-name="ce12" table:number-columns-repeated="2"/>
          <table:table-cell table:style-name="ce27"/>
          <table:table-cell table:style-name="ce12" table:number-columns-repeated="4"/>
          <table:table-cell table:style-name="ce33"/>
          <table:table-cell table:style-name="ce40"/>
          <table:table-cell table:style-name="ce44" office:value-type="percentage" office:value="0.09">
            <text:p>9.00%</text:p>
          </table:table-cell>
          <table:table-cell table:style-name="ce48" table:formula="of:=[.I5]-([.I5]*[.L12])" office:value-type="float" office:value="11.3022">
            <text:p>$11.30</text:p>
          </table:table-cell>
          <table:table-cell table:number-columns-repeated="1011"/>
        </table:table-row>
        <table:table-row table:style-name="ro3">
          <table:table-cell/>
          <table:table-cell table:style-name="ce5"/>
          <table:table-cell table:style-name="ce17"/>
          <table:table-cell table:style-name="ce12"/>
          <table:table-cell table:style-name="ce27"/>
          <table:table-cell table:style-name="ce12" table:number-columns-repeated="4"/>
          <table:table-cell table:style-name="ce33"/>
          <table:table-cell table:style-name="ce40"/>
          <table:table-cell table:style-name="ce45" office:value-type="percentage" office:value="0.1">
            <text:p>10.00%</text:p>
          </table:table-cell>
          <table:table-cell table:style-name="ce49" table:formula="of:=[.I5]-([.I5]*[.L13])" office:value-type="float" office:value="11.178">
            <text:p>$11.18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Position Size</text:p>
          </table:table-cell>
          <table:table-cell table:style-name="ce14" table:formula="of:=[.C15]*[.I5]" office:value-type="float" office:value="2587.50000000002">
            <text:p>$2,587.50</text:p>
          </table:table-cell>
          <table:table-cell table:style-name="ce12"/>
          <table:table-cell table:style-name="ce27"/>
          <table:table-cell table:style-name="ce12" table:number-columns-repeated="4"/>
          <table:table-cell table:style-name="ce33"/>
          <table:table-cell table:style-name="ce40" table:number-columns-repeated="3"/>
          <table:table-cell table:number-columns-repeated="1011"/>
        </table:table-row>
        <table:table-row table:style-name="ro3">
          <table:table-cell/>
          <table:table-cell table:style-name="ce3" office:value-type="string">
            <text:p>Number of Shares</text:p>
          </table:table-cell>
          <table:table-cell table:style-name="ce18" table:formula="of:=[.C6]/([.I5]-[.I6])" office:value-type="float" office:value="208.333333333335">
            <text:p>208</text:p>
          </table:table-cell>
          <table:table-cell table:style-name="ce12" table:number-columns-repeated="6"/>
          <table:table-cell table:style-name="ce33"/>
          <table:table-cell table:style-name="ce40" table:number-columns-repeated="3"/>
          <table:table-cell table:number-columns-repeated="1011"/>
        </table:table-row>
        <table:table-row table:style-name="ro3">
          <table:table-cell/>
          <table:table-cell table:style-name="ce2"/>
          <table:table-cell table:style-name="ce12" table:number-columns-repeated="7"/>
          <table:table-cell table:style-name="ce33"/>
          <table:table-cell table:style-name="ce40" table:number-columns-repeated="3"/>
          <table:table-cell table:number-columns-repeated="1011"/>
        </table:table-row>
        <table:table-row table:style-name="ro4">
          <table:table-cell/>
          <table:table-cell table:style-name="ce6" office:value-type="string" table:number-columns-spanned="9" table:number-rows-spanned="1">
            <text:p>Notes:</text:p>
          </table:table-cell>
          <table:covered-table-cell table:number-columns-repeated="7" table:style-name="ce19"/>
          <table:covered-table-cell table:style-name="ce35"/>
          <table:table-cell table:style-name="ce40" table:number-columns-repeated="3"/>
          <table:table-cell table:number-columns-repeated="1011"/>
        </table:table-row>
        <table:table-row table:style-name="ro5">
          <table:table-cell/>
          <table:table-cell table:style-name="ce7" office:value-type="string" table:number-columns-spanned="9" table:number-rows-spanned="1">
            <text:p>1. Key in the numbers in the RED boxes per your <text:span text:style-name="T1">"ACCOUNT SIZE","RISK PER TRADE","ENTRY, STOP LOSS &amp; TARGET PRICE"</text:span></text:p>
          </table:table-cell>
          <table:covered-table-cell table:number-columns-repeated="7" table:style-name="ce20"/>
          <table:covered-table-cell table:style-name="ce36"/>
          <table:table-cell table:style-name="ce40" table:number-columns-repeated="3"/>
          <table:table-cell table:number-columns-repeated="1011"/>
        </table:table-row>
        <table:table-row table:style-name="ro1">
          <table:table-cell/>
          <table:table-cell table:style-name="ce8" office:value-type="string" table:number-columns-spanned="9" table:number-rows-spanned="1">
            <text:p>2. The numbers in GREY will then automatically calculate to show various statistics</text:p>
          </table:table-cell>
          <table:covered-table-cell table:number-columns-repeated="7" table:style-name="ce21"/>
          <table:covered-table-cell table:style-name="ce37"/>
          <table:table-cell table:style-name="ce40" table:number-columns-repeated="3"/>
          <table:table-cell table:number-columns-repeated="1011"/>
        </table:table-row>
        <table:table-row table:style-name="ro6">
          <table:table-cell/>
          <table:table-cell table:style-name="ce8" office:value-type="string" table:number-columns-spanned="9" table:number-rows-spanned="1">
            <text:p>3. The<text:span text:style-name="T1"> "STOP LOSS REFERENCE %"</text:span><text:span text:style-name="T2"> is used to help show % below</text:span><text:span text:style-name="T1"> "ENTRY PRICE"</text:span><text:span text:style-name="T2"> to set your </text:span><text:span text:style-name="T1">"STOP LOSS PRICE" </text:span><text:span text:style-name="T3">(doesn’t work for shorts)</text:span></text:p>
          </table:table-cell>
          <table:covered-table-cell table:number-columns-repeated="7" table:style-name="ce21"/>
          <table:covered-table-cell table:style-name="ce37"/>
          <table:table-cell table:number-columns-repeated="1014"/>
        </table:table-row>
        <table:table-row table:style-name="ro7">
          <table:table-cell/>
          <table:table-cell table:style-name="ce9" office:value-type="string" table:number-columns-spanned="9" table:number-rows-spanned="1">
            <text:p>4. Calculations work for short positions as well just note that <text:span text:style-name="T1">"POSITION SIZE"</text:span><text:span text:style-name="T2">,</text:span><text:span text:style-name="T1">"NUMBER OF SHARES"</text:span><text:span text:style-name="T4">, <text:s text:c="51"/></text:span><text:span text:style-name="T1">"PROFIT &amp; STOP PER SHARE" </text:span><text:span text:style-name="T2">will be shown negative</text:span></text:p>
          </table:table-cell>
          <table:covered-table-cell table:number-columns-repeated="7" table:style-name="ce22"/>
          <table:covered-table-cell table:style-name="ce38"/>
          <table:table-cell table:number-columns-repeated="1014"/>
        </table:table-row>
        <table:table-row table:style-name="ro6">
          <table:table-cell/>
          <table:table-cell table:style-name="ce10" office:value-type="string" table:number-columns-spanned="9" table:number-rows-spanned="1">
            <text:p>5. The number in the GREEN box represents how many shares to buy based on your <text:span text:style-name="T1">"STOP LOSS PRICE"</text:span><text:span text:style-name="T2"> and </text:span><text:span text:style-name="T1">"RISK PER TRADE"</text:span></text:p>
          </table:table-cell>
          <table:covered-table-cell table:number-columns-repeated="7" table:style-name="ce23"/>
          <table:covered-table-cell table:style-name="ce39"/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text>$</number:text>
      <number:number number:decimal-places="2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4/12/2020</text:date>, <text:time>02:0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sition_20_Size_20_Calc." style:display-name="PageStyle_Position Size Calc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2T02:06:56.12</dc:date>
    <dc:creator>Dustin Landry</dc:creator>
    <meta:generator>OpenOffice/4.1.7$Win32 OpenOffice.org_project/417m1$Build-9800</meta:generator>
    <meta:editing-duration>PT32M26S</meta:editing-duration>
    <meta:editing-cycles>2</meta:editing-cycles>
    <meta:document-statistic meta:table-count="1" meta:cell-count="60" meta:object-count="0"/>
  </office:meta>
</office:document-meta>
</file>